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8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" fo:font-size="18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58cm" svg:y1="2.548cm" svg:x2="5.788cm" svg:y2="2.548cm">
            <text:p/>
          </draw:line>
          <draw:line draw:style-name="gr1" draw:text-style-name="P1" draw:layer="layout" svg:x1="5.797cm" svg:y1="2.558cm" svg:x2="5.797cm" svg:y2="1.339cm">
            <text:p/>
          </draw:line>
          <draw:line draw:style-name="gr1" draw:text-style-name="P1" draw:layer="layout" svg:x1="4.617cm" svg:y1="2.568cm" svg:x2="4.617cm" svg:y2="1.298cm">
            <text:p/>
          </draw:line>
          <draw:line draw:style-name="gr1" draw:text-style-name="P1" draw:layer="layout" svg:x1="4.607cm" svg:y1="1.307cm" svg:x2="5.826cm" svg:y2="1.307cm">
            <text:p/>
          </draw:line>
          <draw:line draw:style-name="gr1" draw:text-style-name="P1" draw:layer="layout" svg:x1="9.459cm" svg:y1="2.548cm" svg:x2="8.189cm" svg:y2="2.548cm">
            <text:p/>
          </draw:line>
          <draw:line draw:style-name="gr1" draw:text-style-name="P1" draw:layer="layout" svg:x1="8.198cm" svg:y1="2.558cm" svg:x2="8.198cm" svg:y2="1.339cm">
            <text:p/>
          </draw:line>
          <draw:line draw:style-name="gr1" draw:text-style-name="P1" draw:layer="layout" svg:x1="7.018cm" svg:y1="2.568cm" svg:x2="7.018cm" svg:y2="1.298cm">
            <text:p/>
          </draw:line>
          <draw:line draw:style-name="gr1" draw:text-style-name="P1" draw:layer="layout" svg:x1="7.008cm" svg:y1="1.307cm" svg:x2="8.227cm" svg:y2="1.307cm">
            <text:p/>
          </draw:line>
          <draw:line draw:style-name="gr1" draw:text-style-name="P1" draw:layer="layout" svg:x1="11.958cm" svg:y1="2.548cm" svg:x2="10.688cm" svg:y2="2.548cm">
            <text:p/>
          </draw:line>
          <draw:line draw:style-name="gr1" draw:text-style-name="P1" draw:layer="layout" svg:x1="10.697cm" svg:y1="2.558cm" svg:x2="10.697cm" svg:y2="1.339cm">
            <text:p/>
          </draw:line>
          <draw:line draw:style-name="gr1" draw:text-style-name="P1" draw:layer="layout" svg:x1="9.517cm" svg:y1="2.568cm" svg:x2="9.517cm" svg:y2="1.298cm">
            <text:p/>
          </draw:line>
          <draw:line draw:style-name="gr1" draw:text-style-name="P1" draw:layer="layout" svg:x1="9.507cm" svg:y1="1.307cm" svg:x2="10.726cm" svg:y2="1.307cm">
            <text:p/>
          </draw:line>
          <draw:line draw:style-name="gr1" draw:text-style-name="P1" draw:layer="layout" svg:x1="14.359cm" svg:y1="2.548cm" svg:x2="13.089cm" svg:y2="2.548cm">
            <text:p/>
          </draw:line>
          <draw:line draw:style-name="gr1" draw:text-style-name="P1" draw:layer="layout" svg:x1="13.098cm" svg:y1="2.558cm" svg:x2="13.098cm" svg:y2="1.339cm">
            <text:p/>
          </draw:line>
          <draw:line draw:style-name="gr1" draw:text-style-name="P1" draw:layer="layout" svg:x1="11.918cm" svg:y1="2.568cm" svg:x2="11.918cm" svg:y2="1.298cm">
            <text:p/>
          </draw:line>
          <draw:line draw:style-name="gr1" draw:text-style-name="P1" draw:layer="layout" svg:x1="11.908cm" svg:y1="1.307cm" svg:x2="13.127cm" svg:y2="1.307cm">
            <text:p/>
          </draw:line>
        </draw:g>
        <draw:g>
          <draw:line draw:style-name="gr1" draw:text-style-name="P1" draw:layer="layout" svg:x1="4.617cm" svg:y1="4.568cm" svg:x2="4.617cm" svg:y2="3.298cm">
            <text:p/>
          </draw:line>
          <draw:line draw:style-name="gr1" draw:text-style-name="P1" draw:layer="layout" svg:x1="4.607cm" svg:y1="3.307cm" svg:x2="5.826cm" svg:y2="3.307cm">
            <text:p/>
          </draw:line>
          <draw:line draw:style-name="gr1" draw:text-style-name="P1" draw:layer="layout" svg:x1="5.808cm" svg:y1="3.307cm" svg:x2="7.027cm" svg:y2="3.307cm">
            <text:p/>
          </draw:line>
          <draw:line draw:style-name="gr1" draw:text-style-name="P1" draw:layer="layout" svg:x1="7.017cm" svg:y1="4.568cm" svg:x2="7.017cm" svg:y2="3.298cm">
            <text:p/>
          </draw:line>
          <draw:line draw:style-name="gr1" draw:text-style-name="P1" draw:layer="layout" svg:x1="7.009cm" svg:y1="4.607cm" svg:x2="8.228cm" svg:y2="4.607cm">
            <text:p/>
          </draw:line>
          <draw:line draw:style-name="gr1" draw:text-style-name="P1" draw:layer="layout" svg:x1="8.217cm" svg:y1="4.568cm" svg:x2="8.217cm" svg:y2="3.298cm">
            <text:p/>
          </draw:line>
          <draw:line draw:style-name="gr1" draw:text-style-name="P1" draw:layer="layout" svg:x1="8.209cm" svg:y1="3.307cm" svg:x2="9.428cm" svg:y2="3.307cm">
            <text:p/>
          </draw:line>
          <draw:line draw:style-name="gr1" draw:text-style-name="P1" draw:layer="layout" svg:x1="9.417cm" svg:y1="4.568cm" svg:x2="9.417cm" svg:y2="3.298cm">
            <text:p/>
          </draw:line>
          <draw:line draw:style-name="gr1" draw:text-style-name="P1" draw:layer="layout" svg:x1="9.41cm" svg:y1="4.607cm" svg:x2="10.629cm" svg:y2="4.607cm">
            <text:p/>
          </draw:line>
          <draw:line draw:style-name="gr1" draw:text-style-name="P1" draw:layer="layout" svg:x1="10.617cm" svg:y1="4.568cm" svg:x2="10.617cm" svg:y2="3.298cm">
            <text:p/>
          </draw:line>
          <draw:line draw:style-name="gr1" draw:text-style-name="P1" draw:layer="layout" svg:x1="10.607cm" svg:y1="3.307cm" svg:x2="11.826cm" svg:y2="3.307cm">
            <text:p/>
          </draw:line>
          <draw:line draw:style-name="gr1" draw:text-style-name="P1" draw:layer="layout" svg:x1="11.808cm" svg:y1="3.307cm" svg:x2="13.027cm" svg:y2="3.307cm">
            <text:p/>
          </draw:line>
          <draw:line draw:style-name="gr1" draw:text-style-name="P1" draw:layer="layout" svg:x1="13.017cm" svg:y1="4.568cm" svg:x2="13.017cm" svg:y2="3.298cm">
            <text:p/>
          </draw:line>
          <draw:line draw:style-name="gr1" draw:text-style-name="P1" draw:layer="layout" svg:x1="13.011cm" svg:y1="4.607cm" svg:x2="14.23cm" svg:y2="4.607cm">
            <text:p/>
          </draw:line>
        </draw:g>
        <draw:frame draw:style-name="gr2" draw:text-style-name="P3" draw:layer="layout" svg:width="1.016cm" svg:height="1.017cm" svg:x="4.816cm" svg:y="1.454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7.216cm" svg:y="1.455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9.716cm" svg:y="1.456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12.116cm" svg:y="1.457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6.016cm" svg:y="1.455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8.416cm" svg:y="1.456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10.916cm" svg:y="1.457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13.316cm" svg:y="1.458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4.816cm" svg:y="3.455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6.016cm" svg:y="3.456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8.416cm" svg:y="3.457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10.816cm" svg:y="3.458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12.116cm" svg:y="3.459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7.116cm" svg:y="3.456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9.516cm" svg:y="3.457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13.216cm" svg:y="3.458cm">
          <draw:text-box>
            <text:p text:style-name="P2"><text:span text:style-name="T1">0</text:span></text:p>
          </draw:text-box>
        </draw:frame>
        <draw:g>
          <draw:line draw:style-name="gr1" draw:text-style-name="P1" draw:layer="layout" svg:x1="14.219cm" svg:y1="6.569cm" svg:x2="14.219cm" svg:y2="5.299cm">
            <text:p/>
          </draw:line>
          <draw:line draw:style-name="gr1" draw:text-style-name="P1" draw:layer="layout" svg:x1="14.229cm" svg:y1="5.308cm" svg:x2="13.01cm" svg:y2="5.308cm">
            <text:p/>
          </draw:line>
          <draw:line draw:style-name="gr1" draw:text-style-name="P1" draw:layer="layout" svg:x1="13.028cm" svg:y1="5.308cm" svg:x2="11.809cm" svg:y2="5.308cm">
            <text:p/>
          </draw:line>
          <draw:line draw:style-name="gr1" draw:text-style-name="P1" draw:layer="layout" svg:x1="11.819cm" svg:y1="6.569cm" svg:x2="11.819cm" svg:y2="5.299cm">
            <text:p/>
          </draw:line>
          <draw:line draw:style-name="gr1" draw:text-style-name="P1" draw:layer="layout" svg:x1="11.827cm" svg:y1="6.608cm" svg:x2="10.608cm" svg:y2="6.608cm">
            <text:p/>
          </draw:line>
          <draw:line draw:style-name="gr1" draw:text-style-name="P1" draw:layer="layout" svg:x1="10.619cm" svg:y1="6.569cm" svg:x2="10.619cm" svg:y2="5.299cm">
            <text:p/>
          </draw:line>
          <draw:line draw:style-name="gr1" draw:text-style-name="P1" draw:layer="layout" svg:x1="10.627cm" svg:y1="5.308cm" svg:x2="9.408cm" svg:y2="5.308cm">
            <text:p/>
          </draw:line>
          <draw:line draw:style-name="gr1" draw:text-style-name="P1" draw:layer="layout" svg:x1="9.419cm" svg:y1="6.569cm" svg:x2="9.419cm" svg:y2="5.299cm">
            <text:p/>
          </draw:line>
          <draw:line draw:style-name="gr1" draw:text-style-name="P1" draw:layer="layout" svg:x1="9.426cm" svg:y1="6.608cm" svg:x2="8.207cm" svg:y2="6.608cm">
            <text:p/>
          </draw:line>
          <draw:line draw:style-name="gr1" draw:text-style-name="P1" draw:layer="layout" svg:x1="8.219cm" svg:y1="6.569cm" svg:x2="8.219cm" svg:y2="5.299cm">
            <text:p/>
          </draw:line>
          <draw:line draw:style-name="gr1" draw:text-style-name="P1" draw:layer="layout" svg:x1="8.229cm" svg:y1="5.308cm" svg:x2="7.01cm" svg:y2="5.308cm">
            <text:p/>
          </draw:line>
          <draw:line draw:style-name="gr1" draw:text-style-name="P1" draw:layer="layout" svg:x1="7.028cm" svg:y1="5.308cm" svg:x2="5.809cm" svg:y2="5.308cm">
            <text:p/>
          </draw:line>
          <draw:line draw:style-name="gr1" draw:text-style-name="P1" draw:layer="layout" svg:x1="5.819cm" svg:y1="6.569cm" svg:x2="5.819cm" svg:y2="5.299cm">
            <text:p/>
          </draw:line>
          <draw:line draw:style-name="gr1" draw:text-style-name="P1" draw:layer="layout" svg:x1="5.825cm" svg:y1="6.608cm" svg:x2="4.606cm" svg:y2="6.608cm">
            <text:p/>
          </draw:line>
        </draw:g>
        <draw:frame draw:style-name="gr2" draw:text-style-name="P3" draw:layer="layout" svg:width="1.016cm" svg:height="1.017cm" svg:x="4.816cm" svg:y="5.456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6.016cm" svg:y="5.457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8.416cm" svg:y="5.458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10.816cm" svg:y="5.459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12.116cm" svg:y="5.46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7.116cm" svg:y="5.457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9.516cm" svg:y="5.458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13.216cm" svg:y="5.459cm">
          <draw:text-box>
            <text:p text:style-name="P2"><text:span text:style-name="T1">1</text:span></text:p>
          </draw:text-box>
        </draw:frame>
        <draw:g>
          <draw:line draw:style-name="gr1" draw:text-style-name="P1" draw:layer="layout" svg:x1="10.606cm" svg:y1="7.409cm" svg:x2="11.825cm" svg:y2="7.409cm">
            <text:p/>
          </draw:line>
          <draw:line draw:style-name="gr1" draw:text-style-name="P1" draw:layer="layout" svg:x1="11.807cm" svg:y1="7.409cm" svg:x2="13.026cm" svg:y2="7.409cm">
            <text:p/>
          </draw:line>
          <draw:line draw:style-name="gr1" draw:text-style-name="P1" draw:layer="layout" svg:x1="13.016cm" svg:y1="8.67cm" svg:x2="13.016cm" svg:y2="7.4cm">
            <text:p/>
          </draw:line>
          <draw:line draw:style-name="gr1" draw:text-style-name="P1" draw:layer="layout" svg:x1="13.008cm" svg:y1="8.709cm" svg:x2="14.227cm" svg:y2="8.709cm">
            <text:p/>
          </draw:line>
          <draw:line draw:style-name="gr1" draw:text-style-name="P1" draw:layer="layout" svg:x1="10.626cm" svg:y1="7.409cm" svg:x2="9.407cm" svg:y2="7.409cm">
            <text:p/>
          </draw:line>
          <draw:line draw:style-name="gr1" draw:text-style-name="P1" draw:layer="layout" svg:x1="9.418cm" svg:y1="8.67cm" svg:x2="9.418cm" svg:y2="7.4cm">
            <text:p/>
          </draw:line>
          <draw:line draw:style-name="gr1" draw:text-style-name="P1" draw:layer="layout" svg:x1="9.425cm" svg:y1="8.709cm" svg:x2="8.206cm" svg:y2="8.709cm">
            <text:p/>
          </draw:line>
          <draw:line draw:style-name="gr1" draw:text-style-name="P1" draw:layer="layout" svg:x1="8.218cm" svg:y1="8.67cm" svg:x2="8.218cm" svg:y2="7.4cm">
            <text:p/>
          </draw:line>
          <draw:line draw:style-name="gr1" draw:text-style-name="P1" draw:layer="layout" svg:x1="8.228cm" svg:y1="7.409cm" svg:x2="7.009cm" svg:y2="7.409cm">
            <text:p/>
          </draw:line>
          <draw:line draw:style-name="gr1" draw:text-style-name="P1" draw:layer="layout" svg:x1="7.027cm" svg:y1="7.409cm" svg:x2="5.808cm" svg:y2="7.409cm">
            <text:p/>
          </draw:line>
          <draw:line draw:style-name="gr1" draw:text-style-name="P1" draw:layer="layout" svg:x1="5.818cm" svg:y1="8.67cm" svg:x2="5.818cm" svg:y2="7.4cm">
            <text:p/>
          </draw:line>
          <draw:line draw:style-name="gr1" draw:text-style-name="P1" draw:layer="layout" svg:x1="5.824cm" svg:y1="8.709cm" svg:x2="4.605cm" svg:y2="8.709cm">
            <text:p/>
          </draw:line>
        </draw:g>
        <draw:frame draw:style-name="gr2" draw:text-style-name="P3" draw:layer="layout" svg:width="1.016cm" svg:height="1.017cm" svg:x="4.815cm" svg:y="7.557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6.015cm" svg:y="7.558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8.415cm" svg:y="7.559cm">
          <draw:text-box>
            <text:p text:style-name="P2"><text:span text:style-name="T1">0</text:span></text:p>
          </draw:text-box>
        </draw:frame>
        <draw:frame draw:style-name="gr2" draw:text-style-name="P3" draw:layer="layout" svg:width="1.016cm" svg:height="1.017cm" svg:x="10.815cm" svg:y="7.56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12.115cm" svg:y="7.561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7.115cm" svg:y="7.558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9.515cm" svg:y="7.559cm">
          <draw:text-box>
            <text:p text:style-name="P2"><text:span text:style-name="T1">1</text:span></text:p>
          </draw:text-box>
        </draw:frame>
        <draw:frame draw:style-name="gr2" draw:text-style-name="P3" draw:layer="layout" svg:width="1.016cm" svg:height="1.017cm" svg:x="13.215cm" svg:y="7.56cm">
          <draw:text-box>
            <text:p text:style-name="P2"><text:span text:style-name="T1">1</text:span></text:p>
          </draw:text-box>
        </draw:frame>
        <draw:frame draw:style-name="gr3" draw:text-style-name="P3" draw:layer="layout" svg:width="4.156cm" svg:height="1.069cm" svg:x="0.516cm" svg:y="1.455cm">
          <draw:text-box>
            <text:p text:style-name="P2"><text:span text:style-name="T1">Clock signal</text:span></text:p>
          </draw:text-box>
        </draw:frame>
        <draw:frame draw:style-name="gr3" draw:text-style-name="P3" draw:layer="layout" svg:width="4.156cm" svg:height="1.069cm" svg:x="0.516cm" svg:y="3.456cm">
          <draw:text-box>
            <text:p text:style-name="P2"><text:span text:style-name="T1">Channel A</text:span></text:p>
          </draw:text-box>
        </draw:frame>
        <draw:frame draw:style-name="gr3" draw:text-style-name="P3" draw:layer="layout" svg:width="4.156cm" svg:height="1.069cm" svg:x="0.516cm" svg:y="5.457cm">
          <draw:text-box>
            <text:p text:style-name="P2"><text:span text:style-name="T1">Channel B</text:span></text:p>
          </draw:text-box>
        </draw:frame>
        <draw:frame draw:style-name="gr3" draw:text-style-name="P3" draw:layer="layout" svg:width="4.156cm" svg:height="1.069cm" svg:x="0.516cm" svg:y="7.558cm">
          <draw:text-box>
            <text:p text:style-name="P2"><text:span text:style-name="T1">Channel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0:50:26.650963884</meta:creation-date>
    <dc:date>2018-01-09T11:22:26.009575019</dc:date>
    <meta:editing-duration>PT10M16S</meta:editing-duration>
    <meta:editing-cycles>2</meta:editing-cycles>
    <meta:generator>LibreOffice/5.1.6.2$Linux_X86_64 LibreOffice_project/10m0$Build-2</meta:generator>
    <meta:document-statistic meta:object-count="96"/>
  </office:meta>
</office:document-meta>
</file>